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84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2.581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3.563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4.216cm"/>
    </style:style>
    <style:style style:name="co14" style:family="table-column">
      <style:table-column-properties fo:break-before="auto" style:column-width="3.925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881cm"/>
    </style:style>
    <style:style style:name="co17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6"/>
    <style:style style:name="ce7" style:family="table-cell" style:parent-style-name="Default" style:data-style-name="N115"/>
    <style:style style:name="ce8" style:family="table-cell" style:parent-style-name="Default" style:data-style-name="N1"/>
    <style:style style:name="ce9" style:family="table-cell" style:parent-style-name="Default" style:data-style-name="N117"/>
    <style:style style:name="ce10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8.8171666666667" calcext:value-type="float">
            <text:p>18.8171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8" calcext:value-type="float">
            <text:p>0.8</text:p>
          </table:table-cell>
          <table:table-cell table:formula="of:=2.65*([.C23]+1)-(5.3-3.5*[.C23])*[.C23]*[.C23]*EXP(-(1.5-LOG([.$B$21];10)/2))" office:value-type="float" office:value="4.75921928480146" calcext:value-type="float">
            <text:p>4.7592192848</text:p>
          </table:table-cell>
          <table:table-cell table:formula="of:=[.B23]/([.C23])^(-[.D23])" office:value-type="float" office:value="0.000103730208758784" calcext:value-type="float">
            <text:p>0.0001037302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1" calcext:value-type="float">
            <text:p>0.000332845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/>
        </table:table-row>
        <table:table-row table:style-name="ro1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2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bt-SinglePhas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1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8" calcext:value-type="float">
            <text:p>0.000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165.68561834884" calcext:value-type="float">
            <text:p>1165.6856183489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1408" calcext:value-type="float">
            <text:p>0.01408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2331.37123669769" calcext:value-type="float">
            <text:p>2331.3712366977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3497.05685504653" calcext:value-type="float">
            <text:p>3497.0568550465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1.408" calcext:value-type="float">
            <text:p>1.408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4662.74247339537" calcext:value-type="float">
            <text:p>4662.742473395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4" calcext:value-type="float">
            <text:p>0.004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5828.42809174422" calcext:value-type="float">
            <text:p>5828.4280917442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25" calcext:value-type="float">
            <text:p>0.6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6994.11371009306" calcext:value-type="float">
            <text:p>6994.1137100931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23.3137123669769" calcext:value-type="float">
            <text:p>23.313712367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8159.7993284419" calcext:value-type="float">
            <text:p>8159.7993284419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9325.48494679075" calcext:value-type="float">
            <text:p>9325.4849467908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0491.1705651396" calcext:value-type="float">
            <text:p>10491.1705651396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268082573106329" calcext:value-type="float">
            <text:p>2.6808257310632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1656.8561834884" calcext:value-type="float">
            <text:p>11656.8561834884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1656.8561834884" calcext:value-type="float">
            <text:p>1.166E+004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294890830416962" calcext:value-type="float">
            <text:p>2.94890830416962E-007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95555555555556" calcext:value-type="float">
            <text:p>0.0001955556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360755606586109" calcext:value-type="float">
            <text:p>3.60755606586109E-00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359561333780529" calcext:value-type="float">
            <text:p>3.59561333780529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294890830416962" calcext:value-type="float">
            <text:p>2.95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.625" calcext:value-type="float">
            <text:p>0.6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6" calcext:value-type="float">
            <text:p>0.000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3" calcext:value-type="float">
            <text:p>0.0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11052.4266036038" calcext:value-type="float">
            <text:p>11052</text:p>
          </table:table-cell>
          <table:table-cell office:value-type="float" office:value="0.0015" calcext:value-type="float">
            <text:p>0.0015</text:p>
          </table:table-cell>
          <table:table-cell table:formula="of:=[.I13]/[.$B$13]" office:value-type="float" office:value="0.0375" calcext:value-type="float">
            <text:p>0.0375</text:p>
          </table:table-cell>
          <table:table-cell table:formula="of:=[.J13]/([.$B$8]/2)/[.$B$6]/([.$B$3]-[.$B$2])*[.$B$5]" office:value-type="float" office:value="0.1" calcext:value-type="float">
            <text:p>0.1</text:p>
          </table:table-cell>
          <table:table-cell table:formula="of:=[.I13]*[.$B$2]/[.$B$5]*[.$B$13]" office:value-type="float" office:value="1.2" calcext:value-type="float">
            <text:p>1.2</text:p>
          </table:table-cell>
          <table:table-cell table:formula="of:=2*[.K13]*[.$B$9]" office:value-type="float" office:value="0.00006" calcext:value-type="float">
            <text:p>0.00006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25" calcext:value-type="float">
            <text:p>2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792" calcext:value-type="float">
            <text:p>0.0079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22104.8532072077" calcext:value-type="float">
            <text:p>22105</text:p>
          </table:table-cell>
          <table:table-cell office:value-type="float" office:value="0.015" calcext:value-type="float">
            <text:p>0.015</text:p>
          </table:table-cell>
          <table:table-cell table:formula="of:=[.I14]/[.$B$13]" office:value-type="float" office:value="0.375" calcext:value-type="float">
            <text:p>0.375</text:p>
          </table:table-cell>
          <table:table-cell table:formula="of:=[.J14]/([.$B$8]/2)/[.$B$6]/([.$B$3]-[.$B$2])*[.$B$5]" office:value-type="float" office:value="1" calcext:value-type="float">
            <text:p>1</text:p>
          </table:table-cell>
          <table:table-cell table:formula="of:=[.I14]*[.$B$2]/[.$B$5]*[.$B$13]" office:value-type="float" office:value="12" calcext:value-type="float">
            <text:p>12</text:p>
          </table:table-cell>
          <table:table-cell table:formula="of:=2*[.K14]*[.$B$9]" office:value-type="float" office:value="0.0006" calcext:value-type="float">
            <text:p>0.0006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33157.2798108116" calcext:value-type="float">
            <text:p>33157</text:p>
          </table:table-cell>
          <table:table-cell office:value-type="float" office:value="0.075" calcext:value-type="float">
            <text:p>0.075</text:p>
          </table:table-cell>
          <table:table-cell table:formula="of:=[.I15]/[.$B$13]" office:value-type="float" office:value="1.875" calcext:value-type="float">
            <text:p>1.875</text:p>
          </table:table-cell>
          <table:table-cell table:formula="of:=[.J15]/([.$B$8]/2)/[.$B$6]/([.$B$3]-[.$B$2])*[.$B$5]" office:value-type="float" office:value="5" calcext:value-type="float">
            <text:p>5</text:p>
          </table:table-cell>
          <table:table-cell table:formula="of:=[.I15]*[.$B$2]/[.$B$5]*[.$B$13]" office:value-type="float" office:value="60" calcext:value-type="float">
            <text:p>60</text:p>
          </table:table-cell>
          <table:table-cell table:formula="of:=2*[.K15]*[.$B$9]"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16" calcext:value-type="float">
            <text:p>0.0016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792" calcext:value-type="float">
            <text:p>0.0079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44209.7064144154" calcext:value-type="float">
            <text:p>44210</text:p>
          </table:table-cell>
          <table:table-cell office:value-type="float" office:value="0.15" calcext:value-type="float">
            <text:p>0.15</text:p>
          </table:table-cell>
          <table:table-cell table:formula="of:=[.I16]/[.$B$13]" office:value-type="float" office:value="3.75" calcext:value-type="float">
            <text:p>3.75</text:p>
          </table:table-cell>
          <table:table-cell table:formula="of:=[.J16]/([.$B$8]/2)/[.$B$6]/([.$B$3]-[.$B$2])*[.$B$5]" office:value-type="float" office:value="10" calcext:value-type="float">
            <text:p>10</text:p>
          </table:table-cell>
          <table:table-cell table:formula="of:=[.I16]*[.$B$2]/[.$B$5]*[.$B$13]" office:value-type="float" office:value="120" calcext:value-type="float">
            <text:p>120</text:p>
          </table:table-cell>
          <table:table-cell table:formula="of:=2*[.K16]*[.$B$9]" office:value-type="float" office:value="0.006" calcext:value-type="float">
            <text:p>0.006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" calcext:value-type="float">
            <text:p>0.3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55262.1330180192" calcext:value-type="float">
            <text:p>55262</text:p>
          </table:table-cell>
          <table:table-cell office:value-type="float" office:value="0.225" calcext:value-type="float">
            <text:p>0.225</text:p>
          </table:table-cell>
          <table:table-cell table:formula="of:=[.I17]/[.$B$13]" office:value-type="float" office:value="5.625" calcext:value-type="float">
            <text:p>5.625</text:p>
          </table:table-cell>
          <table:table-cell table:formula="of:=[.J17]/([.$B$8]/2)/[.$B$6]/([.$B$3]-[.$B$2])*[.$B$5]" office:value-type="float" office:value="15" calcext:value-type="float">
            <text:p>15</text:p>
          </table:table-cell>
          <table:table-cell table:formula="of:=[.I17]*[.$B$2]/[.$B$5]*[.$B$13]" office:value-type="float" office:value="180" calcext:value-type="float">
            <text:p>180</text:p>
          </table:table-cell>
          <table:table-cell table:formula="of:=2*[.K17]*[.$B$9]"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66666666666667" calcext:value-type="float">
            <text:p>2.6666666667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" calcext:value-type="float">
            <text:p>0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66314.5596216231" calcext:value-type="float">
            <text:p>66315</text:p>
          </table:table-cell>
          <table:table-cell office:value-type="float" office:value="0.3" calcext:value-type="float">
            <text:p>0.3</text:p>
          </table:table-cell>
          <table:table-cell table:formula="of:=[.I18]/[.$B$13]" office:value-type="float" office:value="7.5" calcext:value-type="float">
            <text:p>7.5</text:p>
          </table:table-cell>
          <table:table-cell table:formula="of:=[.J18]/([.$B$8]/2)/[.$B$6]/([.$B$3]-[.$B$2])*[.$B$5]" office:value-type="float" office:value="20" calcext:value-type="float">
            <text:p>20</text:p>
          </table:table-cell>
          <table:table-cell table:formula="of:=[.I18]*[.$B$2]/[.$B$5]*[.$B$13]" office:value-type="float" office:value="240" calcext:value-type="float">
            <text:p>240</text:p>
          </table:table-cell>
          <table:table-cell table:formula="of:=2*[.K18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77366.9862252269" calcext:value-type="float">
            <text:p>77367</text:p>
          </table:table-cell>
          <table:table-cell office:value-type="float" office:value="0.3" calcext:value-type="float">
            <text:p>0.3</text:p>
          </table:table-cell>
          <table:table-cell table:formula="of:=[.I19]/[.$B$13]" office:value-type="float" office:value="7.5" calcext:value-type="float">
            <text:p>7.5</text:p>
          </table:table-cell>
          <table:table-cell table:formula="of:=[.J19]/([.$B$8]/2)/[.$B$6]/([.$B$3]-[.$B$2])*[.$B$5]" office:value-type="float" office:value="20" calcext:value-type="float">
            <text:p>20</text:p>
          </table:table-cell>
          <table:table-cell table:formula="of:=[.I19]*[.$B$2]/[.$B$5]*[.$B$13]" office:value-type="float" office:value="240" calcext:value-type="float">
            <text:p>240</text:p>
          </table:table-cell>
          <table:table-cell table:formula="of:=2*[.K19]*[.$B$9]" office:value-type="float" office:value="0.012" calcext:value-type="float">
            <text:p>0.012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0706858347057703" calcext:value-type="float">
            <text:p>7.06858347057703E-009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88419.4128288308" calcext:value-type="float">
            <text:p>88419</text:p>
          </table:table-cell>
          <table:table-cell office:value-type="float" office:value="0.3" calcext:value-type="float">
            <text:p>0.3</text:p>
          </table:table-cell>
          <table:table-cell table:formula="of:=[.I20]/[.$B$13]" office:value-type="float" office:value="7.5" calcext:value-type="float">
            <text:p>7.5</text:p>
          </table:table-cell>
          <table:table-cell table:formula="of:=[.J20]/([.$B$8]/2)/[.$B$6]/([.$B$3]-[.$B$2])*[.$B$5]" office:value-type="float" office:value="20" calcext:value-type="float">
            <text:p>20</text:p>
          </table:table-cell>
          <table:table-cell table:formula="of:=[.I20]*[.$B$2]/[.$B$5]*[.$B$13]" office:value-type="float" office:value="240" calcext:value-type="float">
            <text:p>240</text:p>
          </table:table-cell>
          <table:table-cell table:formula="of:=2*[.K20]*[.$B$9]" office:value-type="float" office:value="0.012" calcext:value-type="float">
            <text:p>0.012</text:p>
          </table:table-cell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25" calcext:value-type="float">
            <text:p>0.0000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99471.8394324346" calcext:value-type="float">
            <text:p>9947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13097335529233" calcext:value-type="float">
            <text:p>1.13097335529233E-010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25" calcext:value-type="float">
            <text:p>2.50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110524.266036038" calcext:value-type="float">
            <text:p>11052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4209.7064144154" calcext:value-type="float">
            <text:p>4.421E+004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1600" calcext:value-type="float">
            <text:p>160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124407069082156" calcext:value-type="float">
            <text:p>1.24407069082156E-007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2210.48532072077" calcext:value-type="float">
            <text:p>2210.4853207208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366666666666666" calcext:value-type="float">
            <text:p>3.66666666666666E-005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24" calcext:value-type="float">
            <text:p>2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11" calcext:value-type="float">
            <text:p>0.0001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style-name="ce3" table:formula="of:=[.B29]/[.H29]" office:value-type="float" office:value="0.0000231683267962826" calcext:value-type="float">
            <text:p>2.32E-0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852774579955884" calcext:value-type="float">
            <text:p>8.52774579955884E-006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124407069082156" calcext:value-type="float">
            <text:p>1.24E-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77544181763474" calcext:value-type="float">
            <text:p>7.77544181763474E-008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office:forms form:automatic-focus="false" form:apply-design-mode="false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office:forms form:automatic-focus="false" form:apply-design-mode="false"/>
        <table:table-column table:style-name="co13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0000001" calcext:value-type="float">
            <text:p>73895.62500000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7" calcext:value-type="float">
            <text:p>16.5408019937</text:p>
          </table:table-cell>
          <table:table-cell table:style-name="ce9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office:forms form:automatic-focus="false" form:apply-design-mode="false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6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5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7" calcext:value-type="float">
            <text:p>16.5408019937</text:p>
          </table:table-cell>
          <table:table-cell table:style-name="ce9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7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0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7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office:forms form:automatic-focus="false" form:apply-design-mode="false"/>
        <table:table-column table:style-name="co1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6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4-12-16T14:15:47.022651599</dc:date>
    <dc:creator>bruno </dc:creator>
    <meta:editing-duration>P1DT5H46M52S</meta:editing-duration>
    <meta:editing-cycles>80</meta:editing-cycles>
    <meta:document-statistic meta:table-count="15" meta:cell-count="1481" meta:object-count="0"/>
  </office:meta>
</office:document-meta>
</file>